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84cm"/>
    </style:style>
    <style:style style:name="gr5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objectwithoutfill">
      <style:graphic-properties svg:stroke-color="#000080" draw:marker-end="Square_20_45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83cm"/>
    </style:style>
    <style:style style:name="gr9" style:family="graphic" style:parent-style-name="objectwithoutfill">
      <style:graphic-properties svg:stroke-color="#008000" draw:marker-end="Symmetric_20_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Condensed" fo:font-weight="bold" style:font-weight-asian="bold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color="#000080" fo:font-size="10pt" style:font-size-asian="10pt" style:font-size-complex="10pt"/>
    </style:style>
    <style:style style:name="P6" style:family="paragraph">
      <style:text-properties fo:color="#008000" fo:font-size="8pt" style:font-size-asian="8pt" style:font-size-complex="8pt"/>
    </style:style>
    <style:style style:name="T1" style:family="text">
      <style:text-properties style:font-name="DejaVu Sans Condensed"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80" fo:font-size="10pt" style:font-size-asian="10pt" style:font-size-complex="10pt"/>
    </style:style>
    <style:style style:name="T5" style:family="text">
      <style:text-properties fo:color="#0080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3.272cm" svg:height="1.824cm" svg:x="5.788cm" svg:y="4.51cm">
            <text:p text:style-name="P1"><text:span text:style-name="T1">stepB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22cm" svg:height="0.645cm" svg:x="6.186cm" svg:y="4.445cm">
            <draw:text-box>
              <text:p><text:span text:style-name="T2">fr</text:span></text:p>
            </draw:text-box>
          </draw:frame>
          <draw:custom-shape draw:style-name="gr3" draw:text-style-name="P1" draw:layer="layout" svg:width="0.326cm" svg:height="0.402cm" draw:transform="rotate (-1.5707963267949) translate (9.001cm 5.2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6.573cm" svg:y="4.54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7.873cm" svg:y="4.54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0.794cm" svg:height="0.645cm" svg:x="7.986cm" svg:y="4.446cm">
            <draw:text-box>
              <text:p><text:span text:style-name="T2">to</text:span></text:p>
            </draw:text-box>
          </draw:frame>
          <draw:custom-shape draw:style-name="gr3" draw:text-style-name="P1" draw:layer="layout" svg:width="0.326cm" svg:height="0.402cm" draw:transform="rotate (-1.5707963267949) translate (6.201cm 5.2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0.735cm" svg:height="0.645cm" svg:x="5.786cm" svg:y="5.346cm">
            <draw:text-box>
              <text:p><text:span text:style-name="T2">E</text:span></text:p>
            </draw:text-box>
          </draw:frame>
          <draw:custom-shape draw:style-name="gr3" draw:text-style-name="P1" draw:layer="layout" svg:width="0.326cm" svg:height="0.402cm" draw:transform="rotate (-3.14159265358979) translate (7.587cm 6.323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3" draw:layer="layout" svg:width="0.621cm" svg:height="0.645cm" svg:x="7.323cm" svg:y="5.746cm">
            <draw:text-box>
              <text:p><text:span text:style-name="T2">r</text:span></text:p>
            </draw:text-box>
          </draw:frame>
        </draw:g>
        <draw:g xml:id="id2" draw:id="id2">
          <draw:custom-shape draw:style-name="gr1" draw:text-style-name="P2" draw:layer="layout" svg:width="3.272cm" svg:height="1.824cm" svg:x="5.788cm" svg:y="1.21cm">
            <text:p text:style-name="P1"><text:span text:style-name="T1">stepB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22cm" svg:height="0.645cm" svg:x="6.186cm" svg:y="2.445cm">
            <draw:text-box>
              <text:p><text:span text:style-name="T2">fr</text:span></text:p>
            </draw:text-box>
          </draw:frame>
          <draw:custom-shape draw:style-name="gr3" draw:text-style-name="P1" draw:layer="layout" svg:width="0.326cm" svg:height="0.402cm" draw:transform="rotate (-1.5707963267949) translate (9.001cm 1.9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draw:transform="rotate (-3.14159265358979) translate (6.975cm 3.044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draw:transform="rotate (-3.14159265358979) translate (8.275cm 3.04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0.794cm" svg:height="0.645cm" svg:x="7.986cm" svg:y="2.446cm">
            <draw:text-box>
              <text:p><text:span text:style-name="T2">to</text:span></text:p>
            </draw:text-box>
          </draw:frame>
          <draw:custom-shape draw:style-name="gr3" draw:text-style-name="P1" draw:layer="layout" svg:width="0.326cm" svg:height="0.402cm" draw:transform="rotate (-1.5707963267949) translate (6.201cm 1.9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0.735cm" svg:height="0.645cm" svg:x="5.786cm" svg:y="2.046cm">
            <draw:text-box>
              <text:p><text:span text:style-name="T2">E</text:span></text:p>
            </draw:text-box>
          </draw:frame>
          <draw:frame draw:style-name="gr4" draw:text-style-name="P3" draw:layer="layout" svg:width="0.621cm" svg:height="0.645cm" svg:x="7.323cm" svg:y="1.146cm">
            <draw:text-box>
              <text:p><text:span text:style-name="T2">r</text:span></text:p>
            </draw:text-box>
          </draw:frame>
          <draw:custom-shape draw:style-name="gr3" draw:text-style-name="P1" draw:layer="layout" svg:width="0.402cm" svg:height="0.402cm" svg:x="7.173cm" svg:y="1.24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4" draw:id="id4">
          <draw:custom-shape draw:style-name="gr1" draw:text-style-name="P2" draw:layer="layout" svg:width="3.272cm" svg:height="1.824cm" svg:x="14.59cm" svg:y="2.86cm">
            <text:p text:style-name="P1"><text:span text:style-name="T1">stepB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22cm" svg:height="0.645cm" svg:x="14.988cm" svg:y="2.795cm">
            <draw:text-box>
              <text:p><text:span text:style-name="T2">fr</text:span></text:p>
            </draw:text-box>
          </draw:frame>
          <draw:custom-shape draw:style-name="gr3" draw:text-style-name="P1" draw:layer="layout" svg:width="0.326cm" svg:height="0.402cm" draw:transform="rotate (-1.5707963267949) translate (17.803cm 3.60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15.375cm" svg:y="2.89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16.675cm" svg:y="2.89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0.794cm" svg:height="0.645cm" svg:x="16.788cm" svg:y="2.796cm">
            <draw:text-box>
              <text:p><text:span text:style-name="T2">to</text:span></text:p>
            </draw:text-box>
          </draw:frame>
          <draw:custom-shape draw:style-name="gr3" draw:text-style-name="P1" draw:layer="layout" svg:width="0.326cm" svg:height="0.402cm" draw:transform="rotate (-1.5707963267949) translate (15.003cm 3.60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0.735cm" svg:height="0.645cm" svg:x="14.588cm" svg:y="3.696cm">
            <draw:text-box>
              <text:p><text:span text:style-name="T2">E</text:span></text:p>
            </draw:text-box>
          </draw:frame>
          <draw:custom-shape draw:style-name="gr3" draw:text-style-name="P1" draw:layer="layout" svg:width="0.326cm" svg:height="0.402cm" draw:transform="rotate (-3.14159265358979) translate (16.389cm 4.673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3" draw:layer="layout" svg:width="0.621cm" svg:height="0.645cm" svg:x="16.125cm" svg:y="4.096cm">
            <draw:text-box>
              <text:p><text:span text:style-name="T2">r</text:span></text:p>
            </draw:text-box>
          </draw:frame>
        </draw:g>
        <draw:g xml:id="id3" draw:id="id3">
          <draw:custom-shape draw:style-name="gr5" draw:text-style-name="P4" draw:layer="layout" svg:width="3.317cm" svg:height="1.304cm" svg:x="10.188cm" svg:y="3.116cm">
            <text:p text:style-name="P1"><text:span text:style-name="T3">ChainMa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26cm" svg:height="0.402cm" draw:transform="rotate (-1.5707963267949) translate (13.501cm 3.60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326cm" svg:height="0.402cm" draw:transform="rotate (-1.5707963267949) translate (10.601cm 3.20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326cm" svg:height="0.402cm" draw:transform="rotate (-1.5707963267949) translate (10.601cm 4.00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6" draw:text-style-name="P1" draw:layer="layout" svg:x1="4.045cm" svg:y1="3.768cm" svg:x2="5.786cm" svg:y2="5.418cm" draw:end-shape="id1" draw:end-glue-point="3" svg:d="M4045 3768h597v1650h1144" svg:viewBox="0 0 1742 1651">
          <text:p/>
        </draw:connector>
        <draw:connector draw:style-name="gr6" draw:text-style-name="P1" draw:layer="layout" svg:x1="4.045cm" svg:y1="3.768cm" svg:x2="5.786cm" svg:y2="2.118cm" draw:end-shape="id2" draw:end-glue-point="3" svg:d="M4045 3768h597v-1650h1144" svg:viewBox="0 0 1742 1651">
          <text:p/>
        </draw:connector>
        <draw:line draw:style-name="gr6" draw:text-style-name="P1" draw:layer="layout" svg:x1="9.059cm" svg:y1="2.09cm" svg:x2="10.186cm" svg:y2="3.54cm">
          <text:p/>
        </draw:line>
        <draw:line draw:style-name="gr6" draw:text-style-name="P1" draw:layer="layout" svg:x1="9.082cm" svg:y1="5.445cm" svg:x2="10.209cm" svg:y2="4.083cm">
          <text:p/>
        </draw:line>
        <draw:connector draw:style-name="gr6" draw:text-style-name="P1" draw:layer="layout" draw:type="line" svg:x1="13.505cm" svg:y1="3.768cm" svg:x2="14.588cm" svg:y2="3.768cm" draw:start-shape="id3" draw:start-glue-point="1" draw:end-shape="id4" draw:end-glue-point="3" svg:d="M13505 3768h1083" svg:viewBox="0 0 1084 1">
          <text:p/>
        </draw:connector>
        <draw:frame draw:style-name="gr2" draw:text-style-name="P3" draw:layer="layout" svg:width="1.497cm" svg:height="0.645cm" svg:x="6.061cm" svg:y="2.938cm">
          <draw:text-box>
            <text:p><text:span text:style-name="T2">('a','b')</text:span></text:p>
          </draw:text-box>
        </draw:frame>
        <draw:frame draw:style-name="gr2" draw:text-style-name="P3" draw:layer="layout" svg:width="1.027cm" svg:height="0.645cm" svg:x="7.562cm" svg:y="2.939cm">
          <draw:text-box>
            <text:p><text:span text:style-name="T2">'ab'</text:span></text:p>
          </draw:text-box>
        </draw:frame>
        <draw:frame draw:style-name="gr2" draw:text-style-name="P3" draw:layer="layout" svg:width="1.48cm" svg:height="0.645cm" svg:x="6.061cm" svg:y="3.938cm">
          <draw:text-box>
            <text:p><text:span text:style-name="T2">('b','c')</text:span></text:p>
          </draw:text-box>
        </draw:frame>
        <draw:frame draw:style-name="gr2" draw:text-style-name="P3" draw:layer="layout" svg:width="1.01cm" svg:height="0.645cm" svg:x="7.562cm" svg:y="3.939cm">
          <draw:text-box>
            <text:p><text:span text:style-name="T2">'bc'</text:span></text:p>
          </draw:text-box>
        </draw:frame>
        <draw:frame draw:style-name="gr2" draw:text-style-name="P3" draw:layer="layout" svg:width="1.869cm" svg:height="0.645cm" svg:x="14.661cm" svg:y="2.238cm">
          <draw:text-box>
            <text:p><text:span text:style-name="T2">('ab','bc')</text:span></text:p>
          </draw:text-box>
        </draw:frame>
        <draw:frame draw:style-name="gr2" draw:text-style-name="P3" draw:layer="layout" svg:width="1.205cm" svg:height="0.645cm" svg:x="16.262cm" svg:y="2.239cm">
          <draw:text-box>
            <text:p><text:span text:style-name="T2">'abc'</text:span></text:p>
          </draw:text-box>
        </draw:frame>
        <draw:frame draw:style-name="gr2" draw:text-style-name="P3" draw:layer="layout" svg:width="2.784cm" svg:height="0.645cm" svg:x="0.85cm" svg:y="2.552cm">
          <draw:text-box>
            <text:p><text:span text:style-name="T2">{'a':1,'b':2,'c':3}</text:span></text:p>
          </draw:text-box>
        </draw:frame>
        <draw:frame draw:style-name="gr2" draw:text-style-name="P5" xml:id="id9" draw:id="id9" draw:layer="layout" svg:width="1.277cm" svg:height="0.645cm" svg:x="4.449cm" svg:y="3.46cm">
          <draw:text-box>
            <text:p><text:span text:style-name="T4">P_ini</text:span></text:p>
          </draw:text-box>
        </draw:frame>
        <draw:frame draw:style-name="gr2" draw:text-style-name="P5" xml:id="id11" draw:id="id11" draw:layer="layout" svg:width="1.319cm" svg:height="0.645cm" svg:x="9.25cm" svg:y="2.061cm">
          <draw:text-box>
            <text:p><text:span text:style-name="T4">P_ab</text:span></text:p>
          </draw:text-box>
        </draw:frame>
        <draw:frame draw:style-name="gr2" draw:text-style-name="P5" xml:id="id13" draw:id="id13" draw:layer="layout" svg:width="1.302cm" svg:height="0.645cm" svg:x="9.251cm" svg:y="4.762cm">
          <draw:text-box>
            <text:p><text:span text:style-name="T4">P_bc</text:span></text:p>
          </draw:text-box>
        </draw:frame>
        <draw:frame draw:style-name="gr2" draw:text-style-name="P5" xml:id="id15" draw:id="id15" draw:layer="layout" svg:width="1.497cm" svg:height="0.645cm" svg:x="17.851cm" svg:y="3.162cm">
          <draw:text-box>
            <text:p><text:span text:style-name="T4">P_abc</text:span></text:p>
          </draw:text-box>
        </draw:frame>
        <draw:custom-shape draw:style-name="gr7" draw:text-style-name="P1" draw:layer="layout" svg:width="19.844cm" svg:height="7.111cm" svg:x="0.051cm" svg:y="0.2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326cm" svg:height="0.402cm" draw:transform="rotate (-1.5707963267949) translate (19.901cm 3.638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draw:type="line" svg:x1="17.862cm" svg:y1="3.768cm" svg:x2="19.499cm" svg:y2="3.802cm" draw:start-shape="id4" draw:end-shape="id5" draw:end-glue-point="7" svg:d="M17862 3768l1637 34" svg:viewBox="0 0 1638 35">
          <text:p/>
        </draw:connector>
        <draw:custom-shape draw:style-name="gr3" draw:text-style-name="P1" xml:id="id7" draw:id="id7" draw:layer="layout" svg:width="0.326cm" svg:height="0.402cm" draw:transform="rotate (-3.14159265358979) translate (7.586cm 7.32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6" draw:id="id6" draw:layer="layout" svg:width="0.402cm" svg:height="0.402cm" svg:x="7.222cm" svg:y="0.24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draw:type="line" svg:x1="7.423cm" svg:y1="0.645cm" svg:x2="7.423cm" svg:y2="1.146cm" draw:start-shape="id6" draw:start-glue-point="4" draw:end-shape="id2" draw:end-glue-point="0" svg:d="M7423 645v501" svg:viewBox="0 0 1 502">
          <text:p/>
        </draw:connector>
        <draw:connector draw:style-name="gr6" draw:text-style-name="P1" draw:layer="layout" draw:type="line" svg:x1="7.423cm" svg:y1="6.923cm" svg:x2="7.423cm" svg:y2="6.391cm" draw:start-shape="id7" draw:start-glue-point="4" draw:end-shape="id1" draw:end-glue-point="2" svg:d="M7423 6923v-532" svg:viewBox="0 0 1 533">
          <text:p/>
        </draw:connector>
        <draw:frame draw:style-name="gr2" draw:text-style-name="P3" draw:layer="layout" svg:width="1.01cm" svg:height="0.645cm" svg:x="7.358cm" svg:y="0.12cm">
          <draw:text-box>
            <text:p><text:span text:style-name="T2">rab</text:span></text:p>
          </draw:text-box>
        </draw:frame>
        <draw:frame draw:style-name="gr2" draw:text-style-name="P3" draw:layer="layout" svg:width="0.993cm" svg:height="0.645cm" svg:x="7.358cm" svg:y="6.821cm">
          <draw:text-box>
            <text:p><text:span text:style-name="T2">rbc</text:span></text:p>
          </draw:text-box>
        </draw:frame>
        <draw:custom-shape draw:style-name="gr3" draw:text-style-name="P1" xml:id="id8" draw:id="id8" draw:layer="layout" svg:width="0.326cm" svg:height="0.402cm" draw:transform="rotate (-3.14159265358979) translate (16.386cm 7.325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draw:type="line" svg:x1="16.223cm" svg:y1="6.924cm" svg:x2="16.225cm" svg:y2="4.741cm" draw:start-shape="id8" draw:start-glue-point="4" draw:end-shape="id4" draw:end-glue-point="2" svg:d="M16223 6924l2-2183" svg:viewBox="0 0 3 2184">
          <text:p/>
        </draw:connector>
        <draw:frame draw:style-name="gr2" draw:text-style-name="P3" draw:layer="layout" svg:width="1.188cm" svg:height="0.645cm" svg:x="16.158cm" svg:y="6.822cm">
          <draw:text-box>
            <text:p><text:span text:style-name="T2">rabc</text:span></text:p>
          </draw:text-box>
        </draw:frame>
        <draw:frame draw:style-name="gr2" draw:layer="layout" svg:width="1.929cm" svg:height="0.988cm" svg:x="0cm" svg:y="0.2cm">
          <draw:text-box>
            <text:p text:style-name="P1"><text:span text:style-name="T1">proc</text:span></text:p>
          </draw:text-box>
        </draw:frame>
        <draw:custom-shape draw:style-name="gr3" draw:text-style-name="P1" draw:layer="layout" svg:width="0.326cm" svg:height="0.402cm" draw:transform="rotate (-3.14159265358979) translate (1.687cm 7.325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0.697cm" svg:height="0.645cm" svg:x="1.459cm" svg:y="6.822cm">
          <draw:text-box>
            <text:p><text:span text:style-name="T2">d</text:span></text:p>
          </draw:text-box>
        </draw:frame>
        <draw:custom-shape draw:style-name="gr1" draw:text-style-name="P2" draw:layer="layout" svg:width="3.034cm" svg:height="1.304cm" svg:x="1.011cm" svg:y="3.149cm">
          <text:p text:style-name="P1"><text:span text:style-name="T1">ste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0.849cm" svg:height="0.645cm" svg:x="1.452cm" svg:y="3.084cm">
          <draw:text-box>
            <text:p><text:span text:style-name="T2">ini</text:span></text:p>
          </draw:text-box>
        </draw:frame>
        <draw:custom-shape draw:style-name="gr3" draw:text-style-name="P1" draw:layer="layout" svg:width="0.326cm" svg:height="0.402cm" draw:transform="rotate (-1.5707963267949) translate (4.001cm 3.638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26cm" svg:height="0.402cm" svg:x="1.35cm" svg:y="3.2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26cm" svg:height="0.402cm" draw:transform="rotate (-3.14159265358979) translate (1.687cm 4.42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0.697cm" svg:height="0.645cm" svg:x="1.46cm" svg:y="3.923cm">
          <draw:text-box>
            <text:p><text:span text:style-name="T2">d</text:span></text:p>
          </draw:text-box>
        </draw:frame>
        <draw:line draw:style-name="gr6" draw:text-style-name="P1" draw:layer="layout" svg:x1="1.525cm" svg:y1="6.908cm" svg:x2="1.525cm" svg:y2="4.431cm">
          <text:p/>
        </draw:line>
        <draw:frame draw:style-name="gr2" draw:text-style-name="P6" xml:id="id10" draw:id="id10" draw:layer="layout" svg:width="3.313cm" svg:height="0.569cm" svg:x="1.694cm" svg:y="1.312cm">
          <draw:text-box>
            <text:p><text:span text:style-name="T5">{'a':1+d,'b':2+d,'c':3+d}</text:span></text:p>
          </draw:text-box>
        </draw:frame>
        <draw:frame draw:style-name="gr2" draw:text-style-name="P6" xml:id="id12" draw:id="id12" draw:layer="layout" svg:width="3.372cm" svg:height="0.569cm" svg:x="11.16cm" svg:y="1.175cm">
          <draw:text-box>
            <text:p><text:span text:style-name="T5">P_ini | {'ab':3+2*d+rab}</text:span></text:p>
          </draw:text-box>
        </draw:frame>
        <draw:frame draw:style-name="gr2" draw:text-style-name="P6" xml:id="id16" draw:id="id16" draw:layer="layout" svg:width="4.401cm" svg:height="1.523cm" svg:x="15.722cm" svg:y="0.32cm">
          <draw:text-box>
            <text:p><text:span text:style-name="T5">P_ini</text:span></text:p>
            <text:p><text:span text:style-name="T5"><text:s text:c="4"/></text:span><text:span text:style-name="T5">| {'ab':3+2*d+rab}</text:span></text:p>
            <text:p><text:span text:style-name="T5"><text:s text:c="4"/></text:span><text:span text:style-name="T5">| {'bc':5+2*d+rbc}</text:span></text:p>
            <text:p><text:span text:style-name="T5"><text:s text:c="4"/></text:span><text:span text:style-name="T5">| {'abc':8+4*d+rab+rbc+rabc}</text:span></text:p>
          </draw:text-box>
        </draw:frame>
        <draw:connector draw:style-name="gr9" draw:text-style-name="P1" draw:layer="layout" draw:type="line" svg:x1="5.087cm" svg:y1="3.46cm" svg:x2="3.35cm" svg:y2="1.881cm" draw:start-shape="id9" draw:start-glue-point="0" draw:end-shape="id10" draw:end-glue-point="2" svg:d="M5087 3460l-1737-1579" svg:viewBox="0 0 1738 1580">
          <text:p/>
        </draw:connector>
        <draw:connector draw:style-name="gr9" draw:text-style-name="P1" draw:layer="layout" draw:type="line" svg:x1="9.909cm" svg:y1="2.061cm" svg:x2="11.16cm" svg:y2="1.459cm" draw:start-shape="id11" draw:start-glue-point="0" draw:end-shape="id12" draw:end-glue-point="3" svg:d="M9909 2061l1251-602" svg:viewBox="0 0 1252 603">
          <text:p/>
        </draw:connector>
        <draw:frame draw:style-name="gr2" draw:text-style-name="P6" xml:id="id14" draw:id="id14" draw:layer="layout" svg:width="3.347cm" svg:height="0.569cm" svg:x="11.173cm" svg:y="5.728cm">
          <draw:text-box>
            <text:p><text:span text:style-name="T5">P_ini | {'bc':5+2*d+rbc}</text:span></text:p>
          </draw:text-box>
        </draw:frame>
        <draw:connector draw:style-name="gr9" draw:text-style-name="P1" draw:layer="layout" draw:type="line" svg:x1="9.902cm" svg:y1="5.407cm" svg:x2="11.173cm" svg:y2="6.012cm" draw:start-shape="id13" draw:start-glue-point="2" draw:end-shape="id14" draw:end-glue-point="3" svg:d="M9902 5407l1271 605" svg:viewBox="0 0 1272 606">
          <text:p/>
        </draw:connector>
        <draw:connector draw:style-name="gr9" draw:text-style-name="P1" draw:layer="layout" draw:type="line" svg:x1="18.599cm" svg:y1="3.162cm" svg:x2="17.922cm" svg:y2="1.843cm" draw:start-shape="id15" draw:start-glue-point="0" draw:end-shape="id16" draw:end-glue-point="2" svg:d="M18599 3162l-677-1319" svg:viewBox="0 0 678 13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Marc Andreoli</meta:initial-creator>
    <meta:creation-date>2016-10-06T16:45:32.620769466</meta:creation-date>
    <dc:date>2016-10-06T18:09:56.945803295</dc:date>
    <dc:creator>Jean-Marc Andreoli</dc:creator>
    <meta:editing-duration>PT13M8S</meta:editing-duration>
    <meta:editing-cycles>4</meta:editing-cycles>
    <meta:generator>LibreOffice/4.2.8.2$Linux_X86_64 LibreOffice_project/420$Build-2</meta:generator>
    <meta:document-statistic meta:object-count="84"/>
  </office:meta>
</office:document-meta>
</file>